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text>
      <text:h text:outline-level="1">Project Title</text:h>
      <text:p>Intro paragraph for the bounded ODT lane.</text:p>
      <text:list>
        <text:list-item>
          <text:p>First list item</text:p>
        </text:list-item>
        <text:list-item>
          <text:p>Second list item</text:p>
        </text:list-item>
      </text:list>
      <table:table>
        <table:table-row>
          <table:table-cell>
            <text:p>Alpha</text:p>
          </table:table-cell>
          <table:table-cell>
            <text:p>Beta</text:p>
          </table:table-cell>
        </table:table-row>
      </table:table>
      <text:h text:outline-level="2">Second Section</text:h>
      <text:p>Closing paragraph.</text:p>
    </office:text>
  </office:body>
</office:document-content>
</file>